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Liberation Sans" fo:font-size="13pt" officeooo:rsid="001f75c3" officeooo:paragraph-rsid="00207f74" style:font-size-asian="13pt" style:font-size-complex="13pt"/>
    </style:style>
    <style:style style:name="P2" style:family="paragraph" style:parent-style-name="Text_20_body">
      <style:paragraph-properties fo:line-height="150%"/>
      <style:text-properties style:font-name="Liberation Sans" fo:font-size="13pt" officeooo:rsid="001f75c3" officeooo:paragraph-rsid="00270705" style:font-size-asian="13pt" style:font-size-complex="13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Liberation Sans" fo:font-size="13pt" officeooo:rsid="001f75c3" officeooo:paragraph-rsid="00298b0e" style:font-size-asian="13pt" style:font-size-complex="13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ans" fo:font-size="13pt" officeooo:rsid="001f75c3" officeooo:paragraph-rsid="0033117d" style:font-size-asian="13pt" style:font-size-complex="13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Liberation Sans" officeooo:rsid="00270705" officeooo:paragraph-rsid="00270705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Liberation Sans" officeooo:rsid="0027b2bd" officeooo:paragraph-rsid="0027b2b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Liberation Sans" officeooo:rsid="0028da55" officeooo:paragraph-rsid="0028da55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Liberation Sans" officeooo:rsid="0029efb9" officeooo:paragraph-rsid="0029efb9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Liberation Sans" officeooo:rsid="002c9b48" officeooo:paragraph-rsid="002c9b48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Liberation Sans" officeooo:rsid="002cc4cd" officeooo:paragraph-rsid="002cc4c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Liberation Sans" officeooo:rsid="002e6b10" officeooo:paragraph-rsid="002e6b10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03fc0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14845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089a4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114b6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23f5d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28b9b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3117d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Liberation Sans" officeooo:rsid="00303fc0" officeooo:paragraph-rsid="003311bb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Liberation Sans" officeooo:rsid="00323f5d" officeooo:paragraph-rsid="00323f5d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Liberation Sans" officeooo:rsid="00328b9b" officeooo:paragraph-rsid="00328b9b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Liberation Sans" officeooo:rsid="0033117d" officeooo:paragraph-rsid="0033117d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Liberation Sans" officeooo:rsid="003311bb" officeooo:paragraph-rsid="003311bb"/>
    </style:style>
    <style:style style:name="P24" style:family="paragraph" style:parent-style-name="Text_20_body">
      <style:paragraph-properties fo:line-height="150%" fo:text-align="start" style:justify-single-word="false"/>
      <style:text-properties officeooo:rsid="002e6b10" officeooo:paragraph-rsid="002e6b10"/>
    </style:style>
    <style:style style:name="P25" style:family="paragraph" style:parent-style-name="Text_20_body">
      <style:paragraph-properties fo:line-height="150%" fo:text-align="start" style:justify-single-word="false"/>
      <style:text-properties style:text-underline-style="none" officeooo:rsid="002c9b48" officeooo:paragraph-rsid="002c9b48"/>
    </style:style>
    <style:style style:name="P26" style:family="paragraph" style:parent-style-name="Text_20_body">
      <style:paragraph-properties fo:line-height="150%" fo:text-align="start" style:justify-single-word="false"/>
      <style:text-properties officeooo:rsid="00323f5d" officeooo:paragraph-rsid="00323f5d"/>
    </style:style>
    <style:style style:name="P27" style:family="paragraph" style:parent-style-name="Text_20_body">
      <style:paragraph-properties fo:line-height="150%" fo:text-align="start" style:justify-single-word="false"/>
      <style:text-properties officeooo:rsid="00303fc0" officeooo:paragraph-rsid="00303fc0"/>
    </style:style>
    <style:style style:name="P28" style:family="paragraph" style:parent-style-name="Text_20_body">
      <style:paragraph-properties fo:line-height="150%" fo:text-align="start" style:justify-single-word="false"/>
      <style:text-properties officeooo:rsid="003114b6" officeooo:paragraph-rsid="003114b6"/>
    </style:style>
    <style:style style:name="P29" style:family="paragraph" style:parent-style-name="Title">
      <style:paragraph-properties fo:line-height="150%"/>
      <style:text-properties style:font-name="Liberation Sans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Liberation Sans" fo:font-size="18.2000007629395pt" fo:font-weight="bold" officeooo:rsid="00270705" officeooo:paragraph-rsid="0027070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Liberation Sans" fo:font-size="18.2000007629395pt" fo:font-weight="bold" officeooo:rsid="002c9b48" officeooo:paragraph-rsid="002c9b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paragraph-properties fo:line-height="150%" fo:text-align="center" style:justify-single-word="false"/>
      <style:text-properties style:font-name="Liberation Sans" officeooo:rsid="002c9b48" officeooo:paragraph-rsid="002c9b48"/>
    </style:style>
    <style:style style:name="P33" style:family="paragraph" style:parent-style-name="Heading_20_1">
      <style:paragraph-properties fo:line-height="150%" fo:text-align="center" style:justify-single-word="false"/>
    </style:style>
    <style:style style:name="T1" style:family="text">
      <style:text-properties officeooo:rsid="00207f74"/>
    </style:style>
    <style:style style:name="T2" style:family="text">
      <style:text-properties officeooo:rsid="0022312d"/>
    </style:style>
    <style:style style:name="T3" style:family="text">
      <style:text-properties officeooo:rsid="002565cc"/>
    </style:style>
    <style:style style:name="T4" style:family="text">
      <style:text-properties officeooo:rsid="0027b2bd"/>
    </style:style>
    <style:style style:name="T5" style:family="text">
      <style:text-properties officeooo:rsid="0028da55"/>
    </style:style>
    <style:style style:name="T6" style:family="text">
      <style:text-properties officeooo:rsid="00292fd2"/>
    </style:style>
    <style:style style:name="T7" style:family="text">
      <style:text-properties officeooo:rsid="00298b0e"/>
    </style:style>
    <style:style style:name="T8" style:family="text">
      <style:text-properties officeooo:rsid="002be3d2"/>
    </style:style>
    <style:style style:name="T9" style:family="text">
      <style:text-properties officeooo:rsid="002c9b48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officeooo:rsid="00303fc0"/>
    </style:style>
    <style:style style:name="T12" style:family="text">
      <style:text-properties style:font-name="Liberation Sans" fo:font-size="18.2000007629395pt" fo:font-weight="bold" officeooo:rsid="003114b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text-line-through-style="none" style:text-line-through-type="none" style:font-name="Liberation Sans" officeooo:rsid="002cc4cd"/>
    </style:style>
    <style:style style:name="T14" style:family="text">
      <style:text-properties officeooo:rsid="00314845"/>
    </style:style>
    <style:style style:name="T15" style:family="text">
      <style:text-properties officeooo:rsid="00328b9b"/>
    </style:style>
    <style:style style:name="T16" style:family="text">
      <style:text-properties officeooo:rsid="0033117d"/>
    </style:style>
    <style:style style:name="T17" style:family="text">
      <style:text-properties officeooo:rsid="003311bb"/>
    </style:style>
    <style:style style:name="T18" style:family="text">
      <style:text-properties officeooo:rsid="00334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inux</text:p>
      <text:p text:style-name="P1">O linux tem varias formas de instalar programas, baixar o codigo fonte e compilar (não é recomendado), <text:span text:style-name="T1">instalar pelo console, abrindo o terminal e usando o apt, usando a lojinha que vem com o linux </text:span><text:span text:style-name="T2">ou usando o synaptic</text:span><text:span text:style-name="T1">, lembrando que nem todos os programas estão na lojinha, então quando isso acontece se faz necessario instalar pelo terminal, que é o mais recomendado das </text:span><text:span text:style-name="T2">4</text:span><text:span text:style-name="T1"> opções, sempre que puder instale programas pelo terminal, </text:span><text:span text:style-name="T2">caso não queira, a segunda opção é o synaptic</text:span></text:p>
      <text:p text:style-name="P1">__________________________________________________________________</text:p>
      <text:p text:style-name="P1">*<text:span text:style-name="T3">Pacote do repositorio</text:span></text:p>
      <text:p text:style-name="P2">__________________________________________________________________</text:p>
      <text:h text:style-name="P30" text:outline-level="1">Instalando pelo synaptic</text:h>
      <text:p text:style-name="P5">Para instalar um pacote que já esta no repositorio pelo synaptic basta abrir o mesmo, <text:span text:style-name="T4">o synaptic é um software <text:s/>que organiza softwares por pacotes (é um gerenciador de pacotes) que permite instalar, atualizar ou remover pacotes de softwares</text:span></text:p>
      <text:p text:style-name="P6">Depois de abrir o synaptic é mostrado algumas janelas, a janela do topo são as opções que o synaptic disponibiliza, a janela da esquerda – topo são as categorias de pacotes, <text:span text:style-name="T5">a janela da esquerda – baixo são mais opções do synaptic, a janela do topo – direita são os pacotes e a janela direita – baixo são as opções do pacote quando clicado.</text:span></text:p>
      <text:p text:style-name="P7">Para baixar algum pacote clique com o botão direito no mesmo e escolha a opção de ‘marcar para instalação’ <text:span text:style-name="T6">e confirma para baixar alterações adicionais na opção ‘Marcar’, depois que marcar basta clica na parte superior em ‘Aplicar’ e depois ‘apply’</text:span></text:p>
      <text:p text:style-name="P3">__________________________________________________________________</text:p>
      <text:h text:style-name="P31" text:outline-level="1">apt</text:h>
      <text:p text:style-name="P8">A ferramenta que é usada para instalar <text:span text:style-name="T14">programas</text:span> pelo terminal <text:span text:style-name="T9">ou fazer outros tipos de ações </text:span><text:span text:style-name="T14">com pacotes </text:span>se chama apt, <text:span text:style-name="T8">o apt é uma ferramenta pra manipulação de </text:span><text:soft-page-break/><text:span text:style-name="T8">repositorios, ele tem muitas opções, como travar um pacote pra ele não ser atualizado, adicionar repositorios, fazer a limpeza do sistema removendo pacotes que não estão sendo usado</text:span><text:span text:style-name="T9">s</text:span><text:span text:style-name="T8">, ver se não tem nenhuma dependencia quebrada etc.</text:span></text:p>
      <text:p text:style-name="P9">O apt tem a capacidade de integrar todos os comando do tipo apt- (apt-get, apt-config etc.), ou seja, o apt é uma versão nova que agrega todos os tipos (comandos), então ao inves de usar apt-get ou qualquer outro, use apenas o apt:</text:p>
      <text:p text:style-name="P9">Para ver todos os comandos de apt, digite apt no terminal e aperte enter</text:p>
      <text:p text:style-name="P18">_________________________</text:p>
      <text:p text:style-name="P22">Caso queira preocurar algo, algum pacote basta digitar o seguinte comando:<text:line-break/>apt search nome do pacote</text:p>
      <text:p text:style-name="P22">esse comando vai mostrar todos os tipos desse pacote, pacotes relacionados como dependencia a ele <text:span text:style-name="T17">etc.</text:span></text:p>
      <text:p text:style-name="P19">_________________________</text:p>
      <text:p text:style-name="P23">Para limpar os repositorios, como por exemplo o cache, basta digitar o seguinte comando:</text:p>
      <text:p text:style-name="P23">sudo apt clean</text:p>
      <text:p text:style-name="P19">_________________________</text:p>
      <text:p text:style-name="P23">Para apagar pacotes que não estão sendo usados (lixo) basta digitar o seguinte comando:</text:p>
      <text:p text:style-name="P23">sudo apt autoremove</text:p>
      <text:p text:style-name="P4">__________________________________________________________________</text:p>
      <text:h text:style-name="P32" text:outline-level="1">Instala<text:span text:style-name="T7">ções</text:span> pelo terminal</text:h>
      <text:p text:style-name="P9">Para instalar algo digite o seguinte comando:</text:p>
      <text:p text:style-name="P25"><text:span text:style-name="T10">apt install </text:span><text:span text:style-name="T13">nome do programa</text:span></text:p>
      <text:p text:style-name="P10">No nosso caso iremos instalar um programa chamado htop:</text:p>
      <text:p text:style-name="P10">apt install htop</text:p>
      <text:p text:style-name="P11">o comando (install) esta sendo passado pro apt, pro apt instalar o pacote e o pacote é o htop</text:p>
      <text:p text:style-name="P24"><text:span text:style-name="T10">Pra ver o que </text:span><text:span text:style-name="T11">o htop faz</text:span><text:span text:style-name="T10"> digite htop no terminal</text:span></text:p>
      <text:p text:style-name="P11"><text:soft-page-break/>htop</text:p>
      <text:p text:style-name="P12">basicamente ele é um gerenciador de tarefas do linux</text:p>
      <text:p text:style-name="P13">________________________________________________________________________</text:p>
      <text:p text:style-name="P12">A tecla tab é um grande aliado na hora de digitar no terminal, quando você começa a digitar e aperta a tecla tab ela vai te ajudando</text:p>
      <text:p text:style-name="P12">Pra ver opções do que você tá digitando aperte tab duas vezes em seguida, vai fazer uma lista dos itens que começa com as letras que você tá digitando</text:p>
      <text:p text:style-name="P12">________________________________________________________________________</text:p>
      <text:h text:style-name="P33" text:outline-level="1">Desinstalando pelo terminal</text:h>
      <text:p text:style-name="P27">Para desinstalar algum programa pelo terminal basta digitar o seguinte comando:</text:p>
      <text:p text:style-name="P27">apt remove nome do programa</text:p>
      <text:p text:style-name="P27">No nosso caso se agente quiser desinstalar o chromium por exemplo basta digitar o seguinte:</text:p>
      <text:p text:style-name="P27">apt remove chromium</text:p>
      <text:p text:style-name="P14">________________________________________________________________________</text:p>
      <text:h text:style-name="P33" text:outline-level="1"><text:span text:style-name="T12">Acessando</text:span> pastas</text:h>
      <text:p text:style-name="P28">Para acessar alguma pasta basta digitar o seguinte codigo:</text:p>
      <text:p text:style-name="P28">cd nome da pasta/</text:p>
      <text:p text:style-name="P28">Para acessar a pasta de downloads <text:span text:style-name="T14">por exemplo</text:span> basta digitar:</text:p>
      <text:p text:style-name="P28">cd Downloads/</text:p>
      <text:p text:style-name="P15">_________________________</text:p>
      <text:p text:style-name="P28">Para <text:span text:style-name="T18">listar</text:span> o conteudo da pasta basta digitar o seguinte codigo:</text:p>
      <text:p text:style-name="P28">ls</text:p>
      <text:p text:style-name="P13">________________________________________________________________________</text:p>
      <text:h text:style-name="P33" text:outline-level="1"><text:soft-page-break/>Sudo</text:h>
      <text:p text:style-name="P26">O sudo tem a função de pedir autorização de administrador, ou seja, o sudo é pra dizer que você é administrador, que você tem a senha e que sabe o que esta fazendo, vai permitir certos comandos de serem realizados</text:p>
      <text:p text:style-name="P13">________________________________________________________________________</text:p>
      <text:h text:style-name="P33" text:outline-level="1">Manipular pacotes</text:h>
      <text:p text:style-name="P26">O<text:span text:style-name="T16">utro</text:span> comando que tem a função de manipular pacotes <text:span text:style-name="T16">(semelhante ao apt)</text:span> é o dpkg, é preciso usar o sudo junto do dpkg na hora de dar o comando:</text:p>
      <text:p text:style-name="P26">sudo dpkg comando <text:span text:style-name="T15">nome do pacote(s)</text:span></text:p>
      <text:p text:style-name="P26">O dpkg serve pra <text:span text:style-name="T15">manipular</text:span> pacotes que estão em <text:span text:style-name="T15">pastas especificas</text:span></text:p>
      <text:p text:style-name="P16">_________________________</text:p>
      <text:p text:style-name="P20">Caso queira remover algum pacote basta usar o seguinte comando:</text:p>
      <text:p text:style-name="P20">sudo dpkg --remove nome do pacote</text:p>
      <text:p text:style-name="P20">Se a gente quiser remover algum pacote que esta em uma pasta especifica basta digitar os seguintes comandos:</text:p>
      <text:p text:style-name="P21">cd nome da pasta/</text:p>
      <text:p text:style-name="P21">sudo dpkg --remove nome do pacote</text:p>
      <text:p text:style-name="P17">_________________________</text:p>
      <text:p text:style-name="P21">Para instalar um pacote que esteja em uma pasta especifica basta digitar os seguintes comandos:</text:p>
      <text:p text:style-name="P21">cd nome da pasta/</text:p>
      <text:p text:style-name="P21">sudo dpkg --install nome do pacote</text:p>
      <text:p text:style-name="P17">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4:16:45.492163823</meta:creation-date>
    <dc:date>2022-08-03T05:42:23.383584171</dc:date>
    <meta:editing-duration>PT3H7M4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4" meta:paragraph-count="70" meta:word-count="794" meta:character-count="5265" meta:non-whitespace-character-count="4539"/>
  </office:meta>
</office:document-meta>
</file>